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.5pt" style:font-size-asian="12.5pt" style:font-size-complex="12.5pt"/>
    </style:style>
    <style:style style:name="T6" style:family="text">
      <style:text-properties fo:font-size="12.5pt" fo:font-weight="bold" style:font-size-asian="12.5pt" style:font-weight-asian="bold" style:font-size-complex="12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5477311940266872593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pan text:style-name="T1">no running</text:span></text:p>
      <text:p text:style-name="P9"/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>Fri 6/9/2017 <text:span text:style-name="T1">no running</text:span> </text:p>
      <text:p text:style-name="P10"/>
      <text:p text:style-name="P10"/>
      <text:p text:style-name="P9">23.5 miles in the last week </text:p>
      <text:p text:style-name="P10"/>
      <text:p text:style-name="P10"/>
      <text:p text:style-name="P10"/>
      <text:p text:style-name="P10"><text:soft-page-break/>Sat 6/10/2017 <text:span text:style-name="T1">6.5 miles</text:span></text:p>
      <text:p text:style-name="P10">I ran 3 miles twice on a hilly course. <text:s/>Total ascent along the 3 miles is 274 feet as measured on Google Earth. <text:s/>The ascent on the first ¼ mile is 92 feet. </text:p>
      <text:p text:style-name="P10">Warm up:</text:p>
      <text:p text:style-name="P10">I ran 3 miles in 29:20 or 9:46/mile. <text:s/>The first ¼ mile up hill was in 3:15. rested 6:00</text:p>
      <text:p text:style-name="P10">Run:</text:p>
      <text:p text:style-name="P10">I ran 3 miles in 25:33 or 8:31/mile. <text:s/>The first ¼ mile up hill was in 2:28.</text:p>
      <text:p text:style-name="P10">Warm down:</text:p>
      <text:p text:style-name="P10">¼ mile walk and ¼ mile jog </text:p>
      <text:p text:style-name="P10">It takes me about 3 miles to warm up before I can run fast.</text:p>
      <text:p text:style-name="P10"/>
      <text:p text:style-name="P10">Sun 6/11/2017 <text:span text:style-name="T1">no running</text:span></text:p>
      <text:p text:style-name="P10"/>
      <text:p text:style-name="P10">Mon 6/12/2017 <text:span text:style-name="T1">4.5 miles</text:span></text:p>
      <text:p text:style-name="P10">I ran on the high school track with Rod Brest and Tim Dunn. <text:s/>We warmed up with a 1.5 mile jog and then ran 6 x ¼ mile with a ¼ mile jog after each run. <text:s/>It was 88 degrees so we drank Gatorade a few times. <text:s/></text:p>
      <text:p text:style-name="P10">Times for Rod and me: <text:s/>2:01, 1:48, 1:59, 1:58, 2:00, 1:53</text:p>
      <text:p text:style-name="P10">Tim ran faster.</text:p>
      <text:p text:style-name="P10"/>
      <text:p text:style-name="P10">Tues 6/13/2017 <text:span text:style-name="T1">6.5 miles</text:span> </text:p>
      <text:p text:style-name="P3">I describe below a 2 mile course that I call the “Hill Course” in case any local runners want to try it. <text:s/>I use this course every so often.</text:p>
      <text:p text:style-name="P10"><text:span text:style-name="T5">The bottom of Spring St near the entrance to the bypass is one of the lowest points in Meadville. </text:span></text:p>
      <text:p text:style-name="P10"><text:span text:style-name="T5">The top of <text:s/>Hamilton Rd near the entrance to the fairgrounds is one of the highest points. </text:span></text:p>
      <text:p text:style-name="P10"><text:span text:style-name="T5">The following path between these points is almost exactly 2 miles long.</text:span></text:p>
      <text:p text:style-name="P10"><text:span text:style-name="T5">up Spring and Prospect to Park, up Park to Allegheny, up Allegheny and Limber to Hamilton,</text:span></text:p>
      <text:p text:style-name="P10"><text:span text:style-name="T5">up Hamilton to the highest point on Hamilton. </text:span></text:p>
      <text:p text:style-name="P10"><text:span text:style-name="T5">This path has almost a continuous rise, except for a ¼ mile stretch from the highest point on Limber Rd near the water tower to Hamilton Rd. </text:span></text:p>
      <text:p text:style-name="P10"><text:span text:style-name="T5">Where Grandview Ave meets Limber Rd is about the one mile mark (½ way) on the course. <text:s/></text:span></text:p>
      <text:p text:style-name="P10"><text:span text:style-name="T5">The total ascent is </text:span><text:span text:style-name="T6">460 ft</text:span><text:span text:style-name="T5"> (measured with Google Earth) for the 2 miles.</text:span></text:p>
      <text:p text:style-name="P10"><text:span text:style-name="T4">Today's workout</text:span><text:span text:style-name="T3">:</text:span><text:span text:style-name="T5"> I warmed up by running 2 miles in about 20:00, rested 10:00 and jogged ¼ mile.</text:span></text:p>
      <text:p text:style-name="P10"><text:span text:style-name="T5">I did a 4 mile run. I started half way up on the Hill Course and ran 1 mile down to the bottom of Spring St. I turned around and ran the 2 miles up the Hill Course to the top of Hamilton. I turned again and <text:s/>ran 1 mile to where I started.</text:span></text:p>
      <text:p text:style-name="P10"><text:span text:style-name="T5">Splits: 1mile 7:32 (down hill), 2 miles 20:39 (up hill, total ascent: 460 ft), 1 mile 8:06 (down hill). </text:span></text:p>
      <text:p text:style-name="P10"><text:span text:style-name="T5">Total time 36:17 or 9:04/mile</text:span></text:p>
      <text:p text:style-name="P10"><text:span text:style-name="T5">I warmed down with a ¼ mile walk. <text:s/>It was about 80 degrees at the end of the run. </text:span></text:p>
      <text:p text:style-name="P10"><text:span text:style-name="T5"/></text:p>
      <text:p text:style-name="P10"/>
      <text:p text:style-name="P10"/>
      <text:p text:style-name="P23"/>
      <text:p text:style-name="P23"><text:soft-page-break/></text:p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13T17:48:16.55</dc:date>
    <dc:creator>James Lombardi</dc:creator>
    <meta:editing-duration>P1DT8H3M51S</meta:editing-duration>
    <meta:editing-cycles>239</meta:editing-cycles>
    <meta:document-statistic meta:table-count="0" meta:image-count="0" meta:object-count="0" meta:page-count="14" meta:paragraph-count="307" meta:word-count="3890" meta:character-count="19016"/>
  </office:meta>
</office:document-meta>
</file>